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000000" draw:fill="solid" draw:fill-color="#cfe7f5" draw:opacity="100%" draw:fill-image-width="0cm" draw:fill-image-height="0cm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333333" draw:fill="solid"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Fine_20_Dashed" svg:stroke-color="#000000" draw:fill="solid" draw:fill-color="#eeeeee" draw:opacity="100%" draw:fill-image-width="0cm" draw:fill-image-height="0cm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draw:fill="none" draw:fill-color="#ffffff" draw:opacity="0%" draw:fill-image-width="0cm" draw:fill-image-height="0cm" fo:min-height="0.635cm" draw:shadow-opacity="0%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fill-color="#ffffcc" draw:textarea-vertical-align="middle"/>
    </style:style>
    <style:style style:name="gr11" style:family="graphic" style:parent-style-name="standard">
      <style:graphic-properties draw:stroke="dash" draw:stroke-dash="Fine_20_Dashed" svg:stroke-width="0.051cm" svg:stroke-color="#333333" draw:marker-start-width="0.276cm" draw:marker-end-width="0.276cm" draw:fill="solid" draw:fill-color="#ffffcc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.5pt" fo:font-weight="normal" style:font-size-asian="9.5pt" style:font-weight-asian="normal" style:font-size-complex="9.5pt" style:font-weight-complex="normal"/>
    </style:style>
    <style:style style:name="P5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6" style:family="paragraph"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>
      <style:text-properties style:font-name="Nimbus Mono L1"/>
    </style:style>
    <style:style style:name="P8" style:family="paragraph">
      <style:paragraph-properties fo:text-align="center"/>
      <style:text-properties style:font-name="Arial"/>
    </style:style>
    <style:style style:name="P9" style:family="paragraph">
      <style:paragraph-properties fo:text-align="center"/>
      <style:text-properties style:font-name="Arial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Mono L1" fo:font-size="12pt" style:font-size-asian="12pt" style:font-size-complex="12pt"/>
    </style:style>
    <style:style style:name="T3" style:family="text">
      <style:text-properties style:font-name="Nimbus Mono L1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style:font-name="Nimbus Mono 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Mono L1" fo:font-size="8pt" style:font-size-asian="8pt" style:font-size-complex="8pt"/>
    </style:style>
    <style:style style:name="T6" style:family="text">
      <style:text-properties style:font-name="Nimbus Mono L1"/>
    </style:style>
    <style:style style:name="T7" style:family="text">
      <style:text-properties style:font-name="Arial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64cm" svg:height="7.239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44cm" svg:height="1.27cm" svg:x="3.506cm" svg:y="8.62cm">
          <text:p text:style-name="P1"><text:span text:style-name="T1">Glavni čvor</text:span></text:p>
          <text:p text:style-name="P1"><text:span text:style-name="T2">RobotAr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844cm" svg:height="1.27cm" svg:x="3.506cm" svg:y="11.16cm">
          <text:p text:style-name="P1"><text:span text:style-name="T1">Kinematički čvor</text:span></text:p>
          <text:p text:style-name="P1"><text:span text:style-name="T2">Kinema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44cm" svg:height="1.27cm" svg:x="3.506cm" svg:y="4.81cm">
          <text:p text:style-name="P1"><text:span text:style-name="T1">Detekcij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049cm" svg:height="4.699cm" svg:x="7.985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44cm" svg:height="1.27cm" svg:x="8.62cm" svg:y="11.16cm">
          <text:p text:style-name="P1"><text:span text:style-name="T3">controller_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3.81cm" svg:height="1.27cm" svg:x="8.62cm" svg:y="8.62cm">
          <text:p text:style-name="P5"><text:span text:style-name="T1">PID regulator</text:span></text:p>
          <text:p text:style-name="P5"><text:span text:style-name="T4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08cm" svg:height="1.27cm" svg:x="13.7cm" svg:y="8.62cm">
          <text:p text:style-name="P1"><text:span text:style-name="T1">API sučelje</text:span></text:p>
          <text:p text:style-name="P1"><text:span text:style-name="T5">hardware_interface::RobotHW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62cm" svg:y1="9.255cm" svg:x2="7.35cm" svg:y2="9.255cm" draw:start-shape="id1" draw:start-glue-point="6" draw:end-shape="id2" draw:end-glue-point="1" svg:d="M8620 9255h-1270" svg:viewBox="0 0 1271 1">
          <text:p/>
        </draw:connector>
        <draw:line draw:style-name="gr6" draw:text-style-name="P1" draw:layer="layout" svg:x1="10.525cm" svg:y1="11.16cm" svg:x2="10.525cm" svg:y2="9.89cm">
          <text:p/>
        </draw:line>
        <draw:custom-shape draw:style-name="gr3" draw:text-style-name="P6" xml:id="id6" draw:id="id6" draw:layer="layout" svg:width="3.844cm" svg:height="1.27cm" svg:x="14.335cm" svg:y="4.81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2.43cm" svg:y1="9.255cm" svg:x2="13.7cm" svg:y2="9.255cm" draw:start-shape="id1" draw:start-glue-point="10" draw:end-shape="id3" draw:end-glue-point="3" svg:d="M12430 9255h1270" svg:viewBox="0 0 1271 1">
          <text:p/>
        </draw:connector>
        <draw:frame draw:style-name="gr7" draw:text-style-name="P7" draw:layer="layout" svg:width="4.699cm" svg:height="0.92cm" svg:x="13.954cm" svg:y="11.16cm">
          <draw:text-box>
            <text:p><text:span text:style-name="T6">ros_control</text:span></text:p>
          </draw:text-box>
        </draw:frame>
        <draw:frame draw:style-name="gr8" draw:text-style-name="P9" draw:layer="layout" svg:width="4.572cm" svg:height="1.204cm" svg:x="13.954cm" svg:y="12.684cm">
          <draw:text-box>
            <text:p text:style-name="P8"><text:span text:style-name="T7">ROS</text:span></text:p>
          </draw:text-box>
        </draw:frame>
        <draw:connector draw:style-name="gr9" draw:text-style-name="P1" draw:layer="layout" svg:x1="5.428cm" svg:y1="11.16cm" svg:x2="5.428cm" svg:y2="9.89cm" draw:start-shape="id4" draw:start-glue-point="0" draw:end-shape="id2" svg:d="M5428 11160v-1270" svg:viewBox="0 0 1 1271">
          <text:p/>
        </draw:connector>
        <draw:connector draw:style-name="gr9" draw:text-style-name="P1" draw:layer="layout" svg:x1="5.428cm" svg:y1="6.08cm" svg:x2="5.428cm" svg:y2="8.62cm" draw:start-shape="id5" draw:start-glue-point="2" draw:end-shape="id2" draw:end-glue-point="0" svg:d="M5428 6080v2540" svg:viewBox="0 0 1 2541">
          <text:p/>
        </draw:connector>
        <draw:connector draw:style-name="gr10" draw:text-style-name="P1" draw:layer="layout" draw:type="line" svg:x1="16.257cm" svg:y1="6.08cm" svg:x2="16.24cm" svg:y2="8.62cm" draw:start-shape="id6" draw:start-glue-point="2" draw:end-shape="id3" draw:end-glue-point="0" svg:d="M16257 6080l-17 2540" svg:viewBox="0 0 18 2541">
          <text:p/>
        </draw:connector>
        <draw:custom-shape draw:style-name="gr3" draw:text-style-name="P6" xml:id="id7" draw:id="id7" draw:layer="layout" svg:width="3.844cm" svg:height="1.27cm" svg:x="14.315cm" svg:y="1.508cm">
          <text:p text:style-name="P1"><text:span text:style-name="T1">Manipulato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257cm" svg:y1="4.81cm" svg:x2="16.237cm" svg:y2="2.778cm" draw:start-shape="id6" draw:start-glue-point="0" draw:end-shape="id7" draw:end-glue-point="2" svg:d="M16257 4810l-20-2032" svg:viewBox="0 0 21 2033">
          <text:p/>
        </draw:connector>
        <draw:custom-shape draw:style-name="gr3" draw:text-style-name="P3" xml:id="id8" draw:id="id8" draw:layer="layout" svg:width="3.844cm" svg:height="1.27cm" svg:x="3.506cm" svg:y="1.508cm">
          <text:p text:style-name="P1"><text:span text:style-name="T1">RGBD kamera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.428cm" svg:y1="2.778cm" svg:x2="5.428cm" svg:y2="4.81cm" draw:start-shape="id8" draw:start-glue-point="2" draw:end-shape="id5" svg:d="M5428 2778v2032" svg:viewBox="0 0 1 2033">
          <text:p/>
        </draw:connector>
        <draw:custom-shape draw:style-name="gr11" draw:text-style-name="P1" draw:layer="layout" svg:width="18.669cm" svg:height="11.049cm" svg:x="1.889cm" svg:y="3.7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454cm" fo:page-height="16.6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23:40:52.578118827</meta:creation-date>
    <meta:editing-duration>P0D</meta:editing-duration>
    <meta:editing-cycles>3</meta:editing-cycles>
    <meta:generator>LibreOffice/4.2.8.2$Linux_X86_64 LibreOffice_project/420m0$Build-2</meta:generator>
    <meta:initial-creator>Filip </meta:initial-creator>
    <dc:date>2016-03-25T00:31:06.977799292</dc:date>
    <dc:creator>root </dc:creator>
    <meta:document-statistic meta:object-count="22"/>
  </office:meta>
</office:document-meta>
</file>